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6.5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57.15mm" fo:break-before="auto" style:use-optimal-row-height="true"/>
    </style:style>
    <style:style style:name="ro128" style:family="table-row">
      <style:table-row-properties style:row-height="105.48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59.62mm" fo:break-before="auto" style:use-optimal-row-height="true"/>
    </style:style>
    <style:style style:name="ro133" style:family="table-row">
      <style:table-row-properties style:row-height="73.38mm" fo:break-before="auto" style:use-optimal-row-height="true"/>
    </style:style>
    <style:style style:name="ro134" style:family="table-row">
      <style:table-row-properties style:row-height="68.79mm" fo:break-before="auto" style:use-optimal-row-height="true"/>
    </style:style>
    <style:style style:name="ro135" style:family="table-row">
      <style:table-row-properties style:row-height="29.28mm" fo:break-before="auto" style:use-optimal-row-height="true"/>
    </style:style>
    <style:style style:name="ro13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19">同期タブのIDがうまくとれない。</text:span></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132">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tabs-new-tab-buttonがタブ右に配置される「＋」ボタン</text:p>
            <text:p>・#new-tab-buttonはタブを大量に開いて横スクロールするような状態にしないと現れない「＋」ボタン</text:p>
            <text:p/>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office:value-type="string" office:string-value="変更あり" calcext:value-type="string">
            <text:p>変更あり</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3">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4">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5">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1:20:38.23678674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1:45:17.600385067</dc:date>
    <meta:editing-duration>P8DT22H26M18S</meta:editing-duration>
    <meta:editing-cycles>562</meta:editing-cycles>
    <meta:document-statistic meta:table-count="5" meta:cell-count="9569" meta:object-count="0"/>
  </office:meta>
</office:document-meta>
</file>